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left="2.54cm" fo:margin-right="0cm" fo:margin-top="0cm" fo:margin-bottom="0cm" loext:contextual-spacing="false" fo:text-indent="0cm" style:auto-text-indent="false"/>
    </style:style>
    <style:style style:name="P3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style:font-name="Droid Sans" fo:font-size="12pt" style:font-name-asian="Droid Sans1" style:font-size-asian="12pt" style:font-name-complex="Droid Sans1" style:font-size-complex="12pt"/>
    </style:style>
    <style:style style:name="P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style:font-name="Droid Sans" fo:font-size="12pt" officeooo:rsid="00151105" officeooo:paragraph-rsid="0016a97d" style:font-name-asian="Droid Sans1" style:font-size-asian="12pt" style:font-name-complex="Droid Sans1" style:font-size-complex="12pt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Droid Sans" fo:font-size="12pt" style:font-name-asian="Droid Sans1" style:font-size-asian="12pt" style:font-name-complex="Droid Sans1" style:font-size-complex="12pt"/>
    </style:style>
    <style:style style:name="P6" style:family="paragraph" style:parent-style-name="Standard" style:list-style-name="WWNum2" style:master-page-name="Standard">
      <style:paragraph-properties fo:margin-left="1.27cm" fo:margin-right="0cm" fo:margin-top="0cm" fo:margin-bottom="0cm" loext:contextual-spacing="true" fo:text-indent="-0.635cm" style:auto-text-indent="false" style:page-number="1"/>
      <style:text-properties officeooo:paragraph-rsid="0016a97d"/>
    </style:style>
    <style:style style:name="P7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</style:style>
    <style:style style:name="P8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paragraph-rsid="000e2e8a"/>
    </style:style>
    <style:style style:name="P9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style:font-name="Droid Sans" fo:font-size="12pt" style:font-name-asian="Droid Sans1" style:font-size-asian="12pt" style:font-name-complex="Droid Sans1" style:font-size-complex="12pt"/>
    </style:style>
    <style:style style:name="P10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style:font-name="Droid Sans" fo:font-size="12pt" fo:font-style="normal" style:text-underline-style="none" officeooo:rsid="0016a97d" officeooo:paragraph-rsid="0016a97d" style:font-name-asian="Droid Sans1" style:font-size-asian="12pt" style:font-style-asian="normal" style:font-name-complex="Droid Sans1" style:font-size-complex="12pt" style:font-style-complex="normal"/>
    </style:style>
    <style:style style:name="P11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rsid="0016a97d" officeooo:paragraph-rsid="0016a97d"/>
    </style:style>
    <style:style style:name="P12" style:family="paragraph" style:parent-style-name="Standard">
      <style:paragraph-properties fo:margin-left="2.54cm" fo:margin-right="0cm" fo:margin-top="0cm" fo:margin-bottom="0cm" loext:contextual-spacing="false" fo:text-indent="1.27cm" style:auto-text-indent="false"/>
      <style:text-properties style:font-name="Droid Sans" fo:font-size="12pt" style:font-name-asian="Droid Sans1" style:font-size-asian="12pt" style:font-name-complex="Droid Sans1" style:font-size-complex="12pt"/>
    </style:style>
    <style:style style:name="T1" style:family="text">
      <style:text-properties style:font-name="Droid Sans" fo:font-size="12pt" style:font-name-asian="Droid Sans1" style:font-size-asian="12pt" style:font-name-complex="Droid Sans1" style:font-size-complex="12pt"/>
    </style:style>
    <style:style style:name="T2" style:family="text">
      <style:text-properties style:font-name="Droid Sans" fo:font-size="12pt" officeooo:rsid="000e2e8a" style:font-name-asian="Droid Sans1" style:font-size-asian="12pt" style:font-name-complex="Droid Sans1" style:font-size-complex="12pt"/>
    </style:style>
    <style:style style:name="T3" style:family="text">
      <style:text-properties style:font-name="Droid Sans" fo:font-size="12pt" officeooo:rsid="0016a97d" style:font-name-asian="Droid Sans1" style:font-size-asian="12pt" style:font-name-complex="Droid Sans1" style:font-size-complex="12pt"/>
    </style:style>
    <style:style style:name="T4" style:family="text">
      <style:text-properties style:font-name="Droid Sans" fo:font-size="12pt" style:text-underline-style="solid" style:text-underline-width="auto" style:text-underline-color="font-color" style:font-name-asian="Droid Sans1" style:font-size-asian="12pt" style:font-name-complex="Droid Sans1" style:font-size-complex="12pt"/>
    </style:style>
    <style:style style:name="T5" style:family="text">
      <style:text-properties style:font-name="Droid Sans" fo:font-size="12pt" style:text-underline-style="solid" style:text-underline-width="auto" style:text-underline-color="font-color" fo:font-weight="bold" officeooo:rsid="0016a97d" style:font-name-asian="Droid Sans1" style:font-size-asian="12pt" style:font-weight-asian="bold" style:font-name-complex="Droid Sans1" style:font-size-complex="12pt" style:font-weight-complex="bold"/>
    </style:style>
    <style:style style:name="T6" style:family="text">
      <style:text-properties style:font-name="Droid Sans" fo:font-size="10pt" fo:font-style="italic" style:font-name-asian="Droid Sans1" style:font-size-asian="10pt" style:font-style-asian="italic" style:font-name-complex="Droid Sans1" style:font-size-complex="10pt"/>
    </style:style>
    <style:style style:name="T7" style:family="text">
      <style:text-properties officeooo:rsid="0016a97d"/>
    </style:style>
    <style:style style:name="T8" style:family="text">
      <style:text-properties fo:font-style="normal" style:text-underline-style="none" officeooo:rsid="000fc675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37569295275155731" text:style-name="WWNum2">
        <text:list-item>
          <text:p text:style-name="P6"><text:span text:style-name="T5">Divers (mineurs/faute de frappes) : </text:span></text:p>
          <text:list>
            <text:list-item>
              <text:p text:style-name="P3">“;” en trop sur les imports</text:p>
            </text:list-item>
            <text:list-item>
              <text:p text:style-name="P3">oublie de quelques “;” qui empêchent la compilation dans le main</text:p>
            </text:list-item>
            <text:list-item>
              <text:p text:style-name="P3">quelques problèmes d’indentations dans les classes </text:p>
            </text:list-item>
            <text:list-item>
              <text:p text:style-name="P4">En général, les préconditions ne précisent que si c’est un entier mais pas si cet entier contient des valeurs particulières ou des valeurs interdites.</text:p>
            </text:list-item>
            <text:list-item>
              <text:p text:style-name="P4"><text:span text:style-name="T8">Erreur dans l’orthographe de la fonction ajouterBateaux qui devient ajouterBateau</text:span></text:p>
            </text:list-item>
            <text:list-item>
              <text:p text:style-name="P4"><text:span text:style-name="T8">Erreur la fonction getTaille n’existe pas mais taille existe pour flotte</text:span></text:p>
            </text:list-item>
          </text:list>
        </text:list-item>
      </text:list>
      <text:p text:style-name="P1"/>
      <text:list xml:id="list4126383837111641930" text:style-name="WWNum1">
        <text:list-item>
          <text:p text:style-name="P5">main </text:p>
          <text:list>
            <text:list-item>
              <text:p text:style-name="P7"><text:span text:style-name="T2">A</text:span><text:span text:style-name="T1">ccès aux attributs de la classe Joueur par attribut directement (pas d’accesseurs </text:span><text:span text:style-name="T3">raisonnement structure de données</text:span><text:span text:style-name="T1">)</text:span></text:p>
            </text:list-item>
            <text:list-item>
              <text:p text:style-name="P11"><text:span text:style-name="T1">Ligne 21 et 22 : Accès à des attributs de joueurs qui ne font pas partie des specs de joueur. </text:span></text:p>
            </text:list-item>
            <text:list-item>
              <text:p text:style-name="P9">Erreur de conception : il y a une possibilité de boucle infini lors du positionnement d’un bateau. </text:p>
            </text:list-item>
          </text:list>
        </text:list-item>
      </text:list>
      <text:p text:style-name="P2"><text:span text:style-name="T4">Exemple</text:span><text:span text:style-name="T1"> : </text:span><text:span text:style-name="T6">on veut placer un bateau de taille 4. Il y a déjà un bateau de taille 2 et 3 qui sont placés respectivement en (0,1)(0,2) et (4,1)(4,2)(4,3). On place le bateau de taille 4 en (2,1) et on place les autres coordonnées en (1,1)(3,1). D’après l’algorithme nous ne pourrons jamais placer une nouvelle position et nous serons toujours en train d’essayer d’ajouter alors que c’est impossible.</text:span></text:p>
      <text:list xml:id="list134900928840061" text:continue-numbering="true" text:style-name="WWNum1">
        <text:list-item>
          <text:list>
            <text:list-item>
              <text:p text:style-name="P8"><text:span text:style-name="T1"><text:s/></text:span><text:span text:style-name="T2">Fait appel à la fonction de création Joueur avec un </text:span><text:span text:style-name="T3">seul</text:span><text:span text:style-name="T2"> paramètre et pas 2 comme mentionné dans la spec</text:span></text:p>
            </text:list-item>
            <text:list-item>
              <text:p text:style-name="P10"/>
            </text:list-item>
          </text:list>
        </text:list-item>
      </text:list>
      <text:p text:style-name="P1"/>
      <text:p text:style-name="P1"/>
      <text:list xml:id="list134901041039449" text:continue-numbering="true" text:style-name="WWNum1">
        <text:list-item>
          <text:p text:style-name="P5">CLASSE Grille</text:p>
          <text:list>
            <text:list-item>
              <text:p text:style-name="P9">tirer() <text:s/>=&gt; Oubli dans la spécification : résultat “à l’eau” possible</text:p>
            </text:list-item>
          </text:list>
        </text:list-item>
      </text:list>
      <text:p text:style-name="P12">=&gt; La spec ne mentionne pas la modification de la grille alors que c’est nécessaire</text:p>
      <text:list xml:id="list134902685948433" text:continue-numbering="true" text:style-name="WWNum1">
        <text:list-item>
          <text:list>
            <text:list-item>
              <text:p text:style-name="P9">getBateau() =&gt; Oubli dans la spec : que faire en cas de coordonnées hors grille ?</text:p>
            </text:list-item>
            <text:list-item>
              <text:p text:style-name="P9"/>
            </text:list-item>
          </text:list>
        </text:list-item>
      </text:list>
      <text:p text:style-name="P1"/>
      <text:p text:style-name="P1"/>
      <text:p text:style-name="P1"/>
      <text:list xml:id="list134902168773605" text:continue-numbering="true" text:style-name="WWNum1">
        <text:list-item>
          <text:p text:style-name="P5">CLASSE Flotte</text:p>
          <text:list>
            <text:list-item>
              <text:p text:style-name="P9">__init__() =&gt; “renvoie erreur si la flotte n'a pas été correctement remplacée” : qu’est-ce que remplacée?</text:p>
            </text:list-item>
            <text:list-item>
              <text:p text:style-name="P9">AjouterBateau() =&gt; “Renvoie erreur si le bateau n'a pas été ajouté” dans quels cas le bateau n’est pas ajouté 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902360038128" text:continue-numbering="true" text:style-name="WWNum1">
        <text:list-item>
          <text:p text:style-name="P5">CLASSE Joueur </text:p>
          <text:list>
            <text:list-item>
              <text:p text:style-name="P9">__init__() =&gt; “Initialise un joueur avec son nom passé en paramètre” : Que faire du paramètre tailleGrille ? </text:p>
            </text:list-item>
            <text:list-item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Droid Sans" fo:font-family="'Droid Sans'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Droid Sans" fo:font-family="'Droid Sans'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Droid Sans" fo:font-family="'Droid Sans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6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13:49:00.642021368</dc:date>
    <meta:editing-duration>PT1H49M8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340" meta:character-count="1918" meta:non-whitespace-character-count="1614"/>
  </office:meta>
</office:document-meta>
</file>